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4563in"/>
    </style:style>
    <style:style style:name="ro5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Max (Magdebu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 (Part II)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 (HSG 2.O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ch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eichbehandlung – Wie umsetzen?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ation ausländischer Studierend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iefenpsychologie und substanzinduzierte Psycholytik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S +2/010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iA: Protest die Zweite</text:p>
          </table:table-cell>
          <table:table-cell table:style-name="Default" office:value-type="string" calcext:value-type="string">
            <text:p>Marius (Osnabrück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ntspannung – Supergeil - </text:p>
          </table:table-cell>
          <table:table-cell table:style-name="Default" office:value-type="string" calcext:value-type="string">
            <text:p>Levin &amp; Tido (Erfurt)</text:p>
          </table:table-cell>
          <table:table-cell table:style-name="Default" office:value-type="string" calcext:value-type="string">
            <text:p>Alte Mensa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iefspüler vs. Flachspüler – Stand der Ding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skram</text:p>
          </table:table-cell>
          <table:table-cell office:value-type="string" calcext:value-type="string">
            <text:p>Pt / Söri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seinsicht</text:p>
          </table:table-cell>
          <table:table-cell office:value-type="string" calcext:value-type="string">
            <text:p>Johanna / Anke (Saarland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meisterschaften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1:30:00+0100</text:p>
          </table:table-cell>
          <table:table-cell office:value-type="string" calcext:value-type="string">
            <text:p>2014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4:00:00+0100</text:p>
          </table:table-cell>
          <table:table-cell office:value-type="string" calcext:value-type="string">
            <text:p>2014-11-28T16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6:30:00+0100</text:p>
          </table:table-cell>
          <table:table-cell office:value-type="string" calcext:value-type="string">
            <text:p>2014-11-28T18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3:00:00+0100</text:p>
          </table:table-cell>
          <table:table-cell office:value-type="string" calcext:value-type="string">
            <text:p>2014-11-29T14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4:30:00+0100</text:p>
          </table:table-cell>
          <table:table-cell office:value-type="string" calcext:value-type="string">
            <text:p>2014-11-29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6:00:00+0100</text:p>
          </table:table-cell>
          <table:table-cell office:value-type="string" calcext:value-type="string">
            <text:p>2014-11-29T18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E3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22:05:03.2423129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8T22:18:12.126486788</dc:date>
    <meta:editing-duration>PT2H29M15S</meta:editing-duration>
    <meta:editing-cycles>69</meta:editing-cycles>
    <meta:generator>LibreOffice/4.2.7.2$Linux_x86 LibreOffice_project/420$Build-2</meta:generator>
    <dc:creator>Rick Bode</dc:creator>
    <meta:document-statistic meta:table-count="2" meta:cell-count="180" meta:object-count="0"/>
  </office:meta>
</office:document-meta>
</file>